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2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57" calcext:value-type="float">
            <text:p>2,6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07" calcext:value-type="float">
            <text:p>6,50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0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29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4:01:03.32835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27T15:25:56.954420896</dc:date>
    <meta:editing-duration>PT16H26M40S</meta:editing-duration>
    <meta:editing-cycles>189</meta:editing-cycles>
    <meta:generator>LibreOffice/7.0.4.2$Linux_X86_64 LibreOffice_project/00$Build-2</meta:generator>
    <meta:document-statistic meta:table-count="4" meta:cell-count="6067" meta:object-count="0"/>
  </office:meta>
</office:document-meta>
</file>